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1">
      <style:graphic-properties draw:fill="none" draw:stroke="non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draw:fill="none" draw:stroke="non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elslide" presentation:presentation-page-layout-name="Master1-PPL1" draw:id="Slide-256">
        <draw:frame draw:id="id63" presentation:style-name="a384" draw:name="Titel 1" svg:x="1.66667in" svg:y="1.22743in" svg:width="10in" svg:height="1.33257in" presentation:class="title" presentation:placeholder="false">
          <draw:text-box>
            <text:p text:style-name="a383" text:class-names="" text:cond-style-name=""><text:span text:style-name="a381" text:class-names="">Case 5: Pig Latin</text:span><text:span text:style-name="a382" text:class-names=""/></text:p>
          </draw:text-box>
          <svg:title/>
          <svg:desc/>
        </draw:frame>
        <draw:frame draw:id="id64" presentation:style-name="a385" draw:name="Undertitel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86" draw:master-page-name="Master1-Layout2-obj-Titel-og-indholdsobjekt" presentation:presentation-page-layout-name="Master1-PPL2" draw:id="Slide-257">
        <draw:frame draw:id="id65" presentation:style-name="a387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66" presentation:style-name="a388" draw:name="Pladsholder til indhold 4" svg:x="0.47561in" svg:y="0.0577in" svg:width="10.85366in" svg:height="7.7353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3" draw:style-name="a389" draw:master-page-name="Master1-Layout2-obj-Titel-og-indholdsobjekt" presentation:presentation-page-layout-name="Master1-PPL2" draw:id="Slide-258">
        <draw:frame draw:id="id67" presentation:style-name="a390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68" presentation:style-name="a391" draw:name="Pladsholder til indhold 4" svg:x="1.44388in" svg:y="0in" svg:width="10.04392in" svg:height="7.53563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og indholdsobjek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fsnitsoversk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o indholdsobjekter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Sammenlign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Ku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Tom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dhold med billedteks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lede med billedteks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og lodret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Lodret titel og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ema" style:page-layout-name="pageLayout1" draw:style-name="a0">
      <draw:frame draw:id="id0" presentation:style-name="a4" draw:name="Pladsholder til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for at redigere titeltypografien i masteren</text:span><text:span text:style-name="a2" text:class-names=""/></text:p>
        </draw:text-box>
        <svg:title/>
        <svg:desc/>
      </draw:frame>
      <draw:frame draw:id="id1" presentation:style-name="a21" draw:name="Pladsholder til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 for at redigere teksttypografierne i master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Andet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emt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Pladsholder til dato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Pladsholder til sidefod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Pladsholder til slidenumm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slid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Klik for at redigere titeltypografien i masteren</text:span><text:span text:style-name="a36" text:class-names=""/></text:p>
        </draw:text-box>
        <svg:title/>
        <svg:desc/>
      </draw:frame>
      <draw:frame draw:id="id6" presentation:style-name="a42" draw:name="Und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lik for at redigere undertiteltypografien i masteren</text:span><text:span text:style-name="a40" text:class-names=""/></text:p>
        </draw:text-box>
        <svg:title/>
        <svg:desc/>
      </draw:frame>
      <draw:frame draw:id="id7" presentation:style-name="a47" draw:name="Pladsholder til dato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Pladsholder til sidefod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Pladsholder til slidenumm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og-indholdsobjek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Klik for at redigere titeltypografien i masteren</text:span><text:span text:style-name="a57" text:class-names=""/></text:p>
        </draw:text-box>
        <svg:title/>
        <svg:desc/>
      </draw:frame>
      <draw:frame draw:id="id11" presentation:style-name="a76" draw:name="Pladsholder til indhold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k for at redigere teksttypografierne i master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Andet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edj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emt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Pladsholder til dato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Pladsholder til sidefod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Pladsholder til slidenumm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fsnitsoversk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Klik for at redigere titeltypografien i masteren</text:span><text:span text:style-name="a91" text:class-names=""/></text:p>
        </draw:text-box>
        <svg:title/>
        <svg:desc/>
      </draw:frame>
      <draw:frame draw:id="id16" presentation:style-name="a97" draw:name="Pladsholder til tekst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k for at redigere teksttypografierne i masteren</text:span></text:p>
            </text:list-item>
          </text:list>
        </draw:text-box>
        <svg:title/>
        <svg:desc/>
      </draw:frame>
      <draw:frame draw:id="id17" presentation:style-name="a102" draw:name="Pladsholder til dato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Pladsholder til sidefod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Pladsholder til slidenumm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o-indholdsobjekter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Klik for at redigere titeltypografien i masteren</text:span><text:span text:style-name="a112" text:class-names=""/></text:p>
        </draw:text-box>
        <svg:title/>
        <svg:desc/>
      </draw:frame>
      <draw:frame draw:id="id21" presentation:style-name="a131" draw:name="Pladsholder til indhold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 for at redigere teksttypografierne i master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Andet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emt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Pladsholder til indhold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 for at redigere teksttypografierne i master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Andet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emt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Pladsholder til dato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Pladsholder til sidefod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Pladsholder til slidenumm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Sammenligning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Klik for at redigere titeltypografien i masteren</text:span><text:span text:style-name="a163" text:class-names=""/></text:p>
        </draw:text-box>
        <svg:title/>
        <svg:desc/>
      </draw:frame>
      <draw:frame draw:id="id27" presentation:style-name="a169" draw:name="Pladsholder til tekst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 for at redigere teksttypografierne i masteren</text:span></text:p>
            </text:list-item>
          </text:list>
        </draw:text-box>
        <svg:title/>
        <svg:desc/>
      </draw:frame>
      <draw:frame draw:id="id28" presentation:style-name="a186" draw:name="Pladsholder til indhold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k for at redigere teksttypografierne i master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Andet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emt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Pladsholder til tekst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 for at redigere teksttypografierne i masteren</text:span></text:p>
            </text:list-item>
          </text:list>
        </draw:text-box>
        <svg:title/>
        <svg:desc/>
      </draw:frame>
      <draw:frame draw:id="id30" presentation:style-name="a207" draw:name="Pladsholder til indhold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 for at redigere teksttypografierne i master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Andet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edj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emt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Pladsholder til dato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Pladsholder til sidefod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Pladsholder til slidenumm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Kun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Klik for at redigere titeltypografien i masteren</text:span><text:span text:style-name="a222" text:class-names=""/></text:p>
        </draw:text-box>
        <svg:title/>
        <svg:desc/>
      </draw:frame>
      <draw:frame draw:id="id35" presentation:style-name="a229" draw:name="Pladsholder til dato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Pladsholder til sidefod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Pladsholder til slidenumm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Tom" style:page-layout-name="pageLayout1" draw:style-name="a237">
      <draw:frame draw:id="id38" presentation:style-name="a242" draw:name="Pladsholder til dato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Pladsholder til sidefod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Pladsholder til slidenumm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dhold-med-billedteks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Klik for at redigere titeltypografien i masteren</text:span><text:span text:style-name="a252" text:class-names=""/></text:p>
        </draw:text-box>
        <svg:title/>
        <svg:desc/>
      </draw:frame>
      <draw:frame draw:id="id42" presentation:style-name="a271" draw:name="Pladsholder til indhold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k for at redigere teksttypografierne i master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Andet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edj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emt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Pladsholder til tekst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k for at redigere teksttypografierne i masteren</text:span></text:p>
            </text:list-item>
          </text:list>
        </draw:text-box>
        <svg:title/>
        <svg:desc/>
      </draw:frame>
      <draw:frame draw:id="id44" presentation:style-name="a280" draw:name="Pladsholder til dato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Pladsholder til sidefod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Pladsholder til slidenumm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lede-med-billedteks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Klik for at redigere titeltypografien i masteren</text:span><text:span text:style-name="a290" text:class-names=""/></text:p>
        </draw:text-box>
        <svg:title/>
        <svg:desc/>
      </draw:frame>
      <draw:frame draw:id="id48" presentation:style-name="a295" draw:name="Pladsholder til billede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Pladsholder til tekst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k for at redigere teksttypografierne i masteren</text:span></text:p>
            </text:list-item>
          </text:list>
        </draw:text-box>
        <svg:title/>
        <svg:desc/>
      </draw:frame>
      <draw:frame draw:id="id50" presentation:style-name="a304" draw:name="Pladsholder til dato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Pladsholder til sidefod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Pladsholder til slidenumm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og-lodret-teks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Klik for at redigere titeltypografien i masteren</text:span><text:span text:style-name="a314" text:class-names=""/></text:p>
        </draw:text-box>
        <svg:title/>
        <svg:desc/>
      </draw:frame>
      <draw:frame draw:id="id54" presentation:style-name="a333" draw:name="Pladsholder til lodret tite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k for at redigere teksttypografierne i master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Andet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edj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emt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Pladsholder til dato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Pladsholder til sidefod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Pladsholder til slidenumm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Lodret-titel-og-tekst" style:page-layout-name="pageLayout1" draw:style-name="a346">
      <draw:frame draw:id="id58" presentation:style-name="a350" draw:name="Lodret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Klik for at redigere titeltypografien i masteren</text:span><text:span text:style-name="a348" text:class-names=""/></text:p>
        </draw:text-box>
        <svg:title/>
        <svg:desc/>
      </draw:frame>
      <draw:frame draw:id="id59" presentation:style-name="a367" draw:name="Pladsholder til lodret tite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k for at redigere teksttypografierne i master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Andet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edj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emt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Pladsholder til dato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Pladsholder til sidefod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Pladsholder til slidenumm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æsentation</dc:title>
    <meta:initial-creator>Frederik</meta:initial-creator>
    <dc:creator>Frederik</dc:creator>
    <meta:creation-date>2021-01-22T13:08:12Z</meta:creation-date>
    <dc:date>2021-01-22T13:37:59Z</dc:date>
    <meta:editing-cycles>2</meta:editing-cycles>
    <meta:editing-duration>PT1787S</meta:editing-duration>
    <meta:document-statistic meta:paragraph-count="1" meta:word-count="5"/>
  </office:meta>
</office:document-meta>
</file>